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3.0228in"/>
    </style:style>
    <style:style style:name="co3" style:family="table-column">
      <style:table-column-properties fo:break-before="auto" style:column-width="1.125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bankid</text:p>
          </table:table-cell>
          <table:table-cell office:value-type="string" calcext:value-type="string">
            <text:p>bankname</text:p>
          </table:table-cell>
          <table:table-cell office:value-type="string" calcext:value-type="string">
            <text:p>bankgroupid</text:p>
          </table:table-cell>
          <table:table-cell office:value-type="string" calcext:value-type="string">
            <text:p>logo_nam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бербанк России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berbank_rossii_logo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равекс-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raveks_bank_logo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ельта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elta_logo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БМ 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m_bank_logo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ВиЭйБи 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ieibi_bank_logo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ФИДО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ido_bank_logo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крин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krin_bank_logo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ди Агриколь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redi_agrikol_logo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ОТП 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tp_bank_logo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латинум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latinum_logo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иреус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ireus_logo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кргазпром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krgazprom_bank_logo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ВиЭс 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ies_bank_logo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Альфа 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fa_bank_logo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ивденный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ivdennui_logo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Банк инвестиций и сбережений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nk_investicii_zberegenii_logo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Диамант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diamant_logo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БТА 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ta_bank_logo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Актив 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ktiv_bank_logo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Идея 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deya_bank_logo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Банк Первый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nk_pervui_logo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АКБ 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kb_bank_logo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Банк Камбио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nk_kambio_logo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Михайловский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ihailovskii_logo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Киев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iev_logo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Золотые Ворота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zolotue_vorota_logo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Кредитпром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kreditprom_bank_logo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Легбанк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egbank_logo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Авант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vant_logo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Украинский капитал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krainskii_kapital_logo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Национальные инвестиции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acionalnue_investicii_log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Сич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_logo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Альпар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ari_logo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Богуслав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guslav_logo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Веле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les_logo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Вернум 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num_bank_logo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Глобу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us_logo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Еврогаз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rogaz_bank_logo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Инвест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est_bank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Интегра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al_logo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Киевская Русь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evskaya_rus_logo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Коммерческий Индустриальный 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ercheskii_industrialnui_bank_logo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КомИнвест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_invest_bank_logo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Контрак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trakt_logo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Городской Коммерческий 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erce_city_bank_logo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Народный Капита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rodnui_kapital_logo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Национальный Креди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cionalnui_kredit_logo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ОКСИ 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si_bank_logo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олтава-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tava_bank_logo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Радика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ikal_logo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Регион-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_bank_logo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Рыночные Технологи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nochnue_tehnologii_logo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СП 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_bank_logo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Траст-Капита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st_kapital_logo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Украинский Профессиональный 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rainskii_professionalbui_bank_logo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Укргаз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r_gaz_bank_logo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Укркомунбан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r_komyn_bank_logo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Укрпла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r_plat_logo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Финансовый Партне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nsovui_partner_logo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Юн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neks_logo</text:p>
          </table:table-cell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h</meta:initial-creator>
    <meta:creation-date>2014-10-12T09:41:14</meta:creation-date>
    <dc:date>2014-10-12T22:20:53.002323779</dc:date>
    <meta:generator>LibreOffice/4.2.6.3$Linux_X86_64 LibreOffice_project/420m0$Build-3</meta:generator>
    <meta:document-statistic meta:table-count="3" meta:cell-count="244" meta:object-count="0"/>
    <meta:user-defined meta:name="AppVersion">14.03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